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06b49d"/>
    </style:style>
    <style:style style:name="P2" style:family="paragraph" style:parent-style-name="Standard">
      <style:paragraph-properties style:line-height-at-least="0.609cm"/>
      <style:text-properties fo:color="#d4d4d4" loext:opacity="100%" style:font-name="Consolas" fo:font-size="12.75pt" fo:font-weight="normal" fo:background-color="transparent"/>
    </style:style>
    <style:style style:name="P3" style:family="paragraph" style:parent-style-name="Standard">
      <style:paragraph-properties fo:margin-left="0cm" fo:margin-right="0cm" style:line-height-at-least="0.609cm" fo:text-indent="0cm" style:auto-text-indent="false"/>
      <style:text-properties style:use-window-font-color="true" loext:opacity="0%" style:font-name="Consolas" fo:font-size="12.75pt" fo:font-weight="normal" fo:background-color="transparent" style:font-weight-asian="normal" style:font-weight-complex="normal"/>
    </style:style>
    <style:style style:name="P4" style:family="paragraph" style:parent-style-name="Standard">
      <style:paragraph-properties fo:margin-top="0cm" fo:margin-bottom="0.499cm" style:contextual-spacing="false" style:line-height-at-least="0.609cm"/>
      <style:text-properties style:use-window-font-color="true" loext:opacity="0%" style:font-name="Consolas" fo:font-size="12.75pt" fo:font-weight="normal" fo:background-color="transparent" style:font-weight-asian="normal" style:font-weight-complex="normal"/>
    </style:style>
    <style:style style:name="P5" style:family="paragraph" style:parent-style-name="Standard">
      <style:paragraph-properties style:line-height-at-least="0.609cm"/>
      <style:text-properties style:use-window-font-color="true" loext:opacity="0%" style:font-name="Consolas" fo:font-size="12.75pt" fo:font-weight="normal" fo:background-color="transparent" style:font-weight-asian="normal" style:font-weight-complex="normal"/>
    </style:style>
    <style:style style:name="P6" style:family="paragraph" style:parent-style-name="Standard">
      <style:paragraph-properties style:line-height-at-least="0.609cm"/>
      <style:text-properties style:use-window-font-color="true" loext:opacity="0%" fo:font-weight="normal" fo:background-color="transparent" style:font-weight-asian="normal" style:font-weight-complex="normal"/>
    </style:style>
    <style:style style:name="P7" style:family="paragraph" style:parent-style-name="Standard">
      <style:paragraph-properties fo:margin-left="0cm" fo:margin-right="0cm" style:line-height-at-least="0.609cm" fo:text-indent="0cm" style:auto-text-indent="false"/>
      <style:text-properties style:use-window-font-color="true" loext:opacity="0%" fo:font-weight="normal" fo:background-color="transparent" style:font-weight-asian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145d63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63dfe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4b53b" fo:background-color="transparent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63df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63dfe"/>
    </style:style>
    <style:style style:name="T1" style:family="text">
      <style:text-properties officeooo:rsid="0005b613"/>
    </style:style>
    <style:style style:name="T2" style:family="text">
      <style:text-properties officeooo:rsid="0006b49d"/>
    </style:style>
    <style:style style:name="T3" style:family="text">
      <style:text-properties officeooo:rsid="00078da1"/>
    </style:style>
    <style:style style:name="T4" style:family="text">
      <style:text-properties officeooo:rsid="0008201a"/>
    </style:style>
    <style:style style:name="T5" style:family="text">
      <style:text-properties officeooo:rsid="0009e45b"/>
    </style:style>
    <style:style style:name="T6" style:family="text">
      <style:text-properties officeooo:rsid="000a908d"/>
    </style:style>
    <style:style style:name="T7" style:family="text">
      <style:text-properties officeooo:rsid="000e5242"/>
    </style:style>
    <style:style style:name="T8" style:family="text">
      <style:text-properties officeooo:rsid="00133575"/>
    </style:style>
    <style:style style:name="T9" style:family="text">
      <style:text-properties officeooo:rsid="00145d63"/>
    </style:style>
    <style:style style:name="T10" style:family="text">
      <style:text-properties fo:font-weight="normal" officeooo:rsid="00145d63" style:font-weight-asian="normal" style:font-weight-complex="normal"/>
    </style:style>
    <style:style style:name="T11" style:family="text">
      <style:text-properties fo:font-weight="bold" officeooo:rsid="00145d63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45d63" style:font-weight-asian="bold" style:font-weight-complex="bold"/>
    </style:style>
    <style:style style:name="T13" style:family="text">
      <style:text-properties style:text-underline-style="none" fo:font-weight="bold" officeooo:rsid="00145d63" style:font-weight-asian="bold" style:font-weight-complex="bold"/>
    </style:style>
    <style:style style:name="T14" style:family="text">
      <style:text-properties style:text-underline-style="none" fo:font-weight="bold" officeooo:rsid="0014b53b" style:font-weight-asian="bold" style:font-weight-complex="bold"/>
    </style:style>
    <style:style style:name="T15" style:family="text">
      <style:text-properties style:font-name="Consolas" fo:font-size="12.75pt"/>
    </style:style>
    <style:style style:name="T16" style:family="text">
      <style:text-properties style:font-name="Consolas" fo:font-size="12.75pt" fo:font-weight="normal"/>
    </style:style>
    <style:style style:name="T17" style:family="text">
      <style:text-properties style:font-name="Consolas" fo:font-size="12.75pt" fo:font-weight="normal" fo:background-color="transparent" loext:char-shading-value="0"/>
    </style:style>
    <style:style style:name="T18" style:family="text">
      <style:text-properties style:font-name="Consolas" fo:font-size="12.75pt" fo:background-color="transparent" loext:char-shading-value="0"/>
    </style:style>
    <style:style style:name="T19" style:family="text">
      <style:text-properties fo:color="#9b9b9b" loext:opacity="100%"/>
    </style:style>
    <style:style style:name="T20" style:family="text">
      <style:text-properties fo:color="#9b9b9b" loext:opacity="100%" style:font-name="Consolas" fo:font-size="12.75pt" fo:font-weight="normal" fo:background-color="transparent" loext:char-shading-value="0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Consolas" fo:font-size="12.75pt" fo:font-weight="normal"/>
    </style:style>
    <style:style style:name="T23" style:family="text">
      <style:text-properties fo:color="#569cd6" loext:opacity="100%" style:font-name="Consolas" fo:font-size="12.75pt" fo:font-weight="normal" fo:background-color="transparent" loext:char-shading-value="0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style:font-name="Consolas" fo:font-size="12.75pt" fo:font-weight="normal" fo:background-color="transparent" loext:char-shading-value="0"/>
    </style:style>
    <style:style style:name="T26" style:family="text">
      <style:text-properties fo:color="#bd63c5" loext:opacity="100%"/>
    </style:style>
    <style:style style:name="T27" style:family="text">
      <style:text-properties fo:color="#bd63c5" loext:opacity="100%" style:font-name="Consolas" fo:font-size="12.75pt" fo:font-weight="normal"/>
    </style:style>
    <style:style style:name="T28" style:family="text">
      <style:text-properties fo:color="#b5cea8" loext:opacity="100%"/>
    </style:style>
    <style:style style:name="T29" style:family="text">
      <style:text-properties fo:color="#b5cea8" loext:opacity="100%" style:font-name="Consolas" fo:font-size="12.75pt" fo:font-weight="normal"/>
    </style:style>
    <style:style style:name="T30" style:family="text">
      <style:text-properties fo:color="#c8c8c8" loext:opacity="100%"/>
    </style:style>
    <style:style style:name="T31" style:family="text">
      <style:text-properties fo:color="#c8c8c8" loext:opacity="100%" style:font-name="Consolas" fo:font-size="12.75pt" fo:font-weight="normal"/>
    </style:style>
    <style:style style:name="T32" style:family="text">
      <style:text-properties fo:color="#7f7f7f" loext:opacity="100%"/>
    </style:style>
    <style:style style:name="T33" style:family="text">
      <style:text-properties fo:color="#7f7f7f" loext:opacity="100%" style:font-name="Consolas" fo:font-size="12.75pt" fo:font-weight="normal"/>
    </style:style>
    <style:style style:name="T34" style:family="text">
      <style:text-properties fo:color="#6a9955" loext:opacity="100%" style:font-name="Consolas" fo:font-size="12.75pt" fo:font-weight="normal"/>
    </style:style>
    <style:style style:name="T35" style:family="text">
      <style:text-properties fo:color="#b8d7a3" loext:opacity="100%" style:font-name="Consolas" fo:font-size="12.75pt" fo:font-weight="normal"/>
    </style:style>
    <style:style style:name="T36" style:family="text">
      <style:text-properties style:use-window-font-color="true" loext:opacity="0%" style:font-name="Consolas" fo:font-size="12.75pt" fo:font-weight="normal" style:font-weight-asian="normal" style:font-weight-complex="normal"/>
    </style:style>
    <style:style style:name="T37" style:family="text">
      <style:text-properties style:use-window-font-color="true" loext:opacity="0%" style:font-name="Consolas" fo:font-size="12.75pt" fo:font-weight="normal" officeooo:rsid="00163dfe" fo:background-color="transparent" loext:char-shading-value="0" style:font-weight-asian="normal" style:font-weight-complex="normal"/>
    </style:style>
    <style:style style:name="T38" style:family="text">
      <style:text-properties style:use-window-font-color="true" loext:opacity="0%" style:font-name="Consolas" fo:font-size="12.75pt" fo:font-weight="normal" fo:background-color="transparent" loext:char-shading-value="0" style:font-weight-asian="normal" style:font-weight-complex="normal"/>
    </style:style>
    <style:style style:name="T39" style:family="text">
      <style:text-properties fo:font-size="20pt" style:text-underline-style="none" fo:font-weight="bold" officeooo:rsid="0014b53b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ocumentação do Código para Raspberry Pi Pico W</text:h>
      <text:p text:style-name="Text_20_body"><text:span text:style-name="Strong_20_Emphasis">Objetivo:</text:span> O código desenvolvido para a placa <text:span text:style-name="Strong_20_Emphasis"><text:span text:style-name="T2">BitDogLab</text:span></text:span> tem como objetivo controlar dois LEDs (vermelho e azul) e responder a<text:span text:style-name="T7">o aperto</text:span> de botões para acionar os LEDs. O código implementa uma funcionalidade de <text:span text:style-name="T8">piscar</text:span> os LEDs de acordo com a velocidade configurada e desliga os LEDs quando nenhum botão está sendo pressionado.</text:p>
      <text:h text:style-name="Heading_20_3" text:outline-level="3">Pinos</text:h>
      <text:list text:style-name="L1">
        <text:list-item>
          <text:p text:style-name="P9"><text:span text:style-name="Strong_20_Emphasis">LED_RED_PIN (Pino 12)</text:span>: Este pino controla o LED vermelho. </text:p>
        </text:list-item>
        <text:list-item>
          <text:p text:style-name="P9"><text:span text:style-name="Strong_20_Emphasis">LED_BLUE_PIN (Pino 13)</text:span>: Este pino controla o LED azul. </text:p>
        </text:list-item>
        <text:list-item>
          <text:p text:style-name="P9"><text:span text:style-name="Strong_20_Emphasis">BUTTON_PIN_5 (Pino 5)</text:span>: Este pino é utilizado para o primeiro botão, que altera a velocidade de piscar dos LEDs. </text:p>
        </text:list-item>
        <text:list-item>
          <text:p text:style-name="P8"><text:span text:style-name="Strong_20_Emphasis">BUTTON_PIN_6 (Pino 6)</text:span>: Este pino é utilizado para o segundo botão, que também altera a velocidade dos LEDs. </text:p>
        </text:list-item>
      </text:list>
      <text:h text:style-name="Heading_20_3" text:outline-level="3">Função <text:span text:style-name="Source_20_Text">blink_led(int speed)</text:span></text:h>
      <text:p text:style-name="Text_20_body">A função é responsável por alternar os LEDs de forma intercalada.</text:p>
      <text:list text:style-name="L2">
        <text:list-item>
          <text:p text:style-name="P11"><text:span text:style-name="Strong_20_Emphasis">Como funciona</text:span>: </text:p>
          <text:list>
            <text:list-item>
              <text:p text:style-name="P11">A variável <text:span text:style-name="Source_20_Text">delay_time</text:span> é calculada dividindo 500 por <text:span text:style-name="Source_20_Text">speed</text:span>, o que determina o tempo entre cada mudança de estado dos LEDs. </text:p>
            </text:list-item>
            <text:list-item>
              <text:p text:style-name="P11">O LED vermelho é aceso e o LED azul é apagado <text:span text:style-name="T3">e vice versa.</text:span></text:p>
            </text:list-item>
          </text:list>
        </text:list-item>
        <text:list-item>
          <text:p text:style-name="P11"><text:span text:style-name="Strong_20_Emphasis">Parâmetro</text:span>: </text:p>
          <text:list>
            <text:list-item>
              <text:p text:style-name="P10"><text:span text:style-name="Source_20_Text">speed</text:span>: Define a velocidade do piscar dos LEDs. Valores maiores resultam em uma troca mais rápida entre os LEDs. </text:p>
            </text:list-item>
          </text:list>
        </text:list-item>
      </text:list>
      <text:h text:style-name="Heading_20_3" text:outline-level="3">Estrutura do <text:span text:style-name="T4">Main</text:span></text:h>
      <text:p text:style-name="Text_20_body">O código entra em um loop infinito que observa o estado dos botões e alterna o comportamento dos LEDs de acordo com os botões pressionados.</text:p>
      <text:list text:style-name="L3">
        <text:list-item>
          <text:p text:style-name="P13"><text:span text:style-name="Strong_20_Emphasis">Comportamento</text:span>: </text:p>
          <text:list>
            <text:list-item>
              <text:p text:style-name="P13">Se o <text:span text:style-name="Strong_20_Emphasis">botão 5</text:span> for pressionado, a função <text:span text:style-name="Source_20_Text">blink_led(1)</text:span> é chamada fazendo os LEDs piscarem com uma velocidade baixa. </text:p>
            </text:list-item>
            <text:list-item>
              <text:p text:style-name="P13">Se o <text:span text:style-name="Strong_20_Emphasis">botão 6</text:span> for pressionado, a função <text:span text:style-name="Source_20_Text">blink_led(2)</text:span> é chamada fazendo os LEDs piscarem com uma velocidade maior. </text:p>
            </text:list-item>
            <text:list-item>
              <text:p text:style-name="P12">Quando nenhum botão é pressionado os LEDs são apagados. </text:p>
            </text:list-item>
          </text:list>
        </text:list-item>
      </text:list>
      <text:h text:style-name="Heading_20_3" text:outline-level="3">Considerações Finais</text:h>
      <text:p text:style-name="Text_20_body">Este código é simples e demonstra como utilizar entradas e saídas digitais n<text:span text:style-name="T5">a Placa BitDogLab</text:span> para controlar LEDs e responder a botões. Ele pode ser expandido para outras funcionalidades, como <text:span text:style-name="T6">controlar</text:span> mais LEDs, <text:span text:style-name="T6">display</text:span> ou implementar comportamentos diferentes baseados nas entradas.</text:p>
      <text:h text:style-name="Heading_20_3" text:outline-level="3">Requisitos de Hardware</text:h>
      <text:list text:style-name="L4">
        <text:list-item>
          <text:p text:style-name="P14"><text:span text:style-name="Strong_20_Emphasis">Placa </text:span><text:span text:style-name="Strong_20_Emphasis"><text:span text:style-name="T1">BitDogLab</text:span></text:span></text:p>
          <text:p text:style-name="P14"><text:span text:style-name="Strong_20_Emphasis"/></text:p>
        </text:list-item>
      </text:list>
      <text:p text:style-name="P15"><text:soft-page-break/><text:span text:style-name="Strong_20_Emphasis"><text:span text:style-name="T13">======================================================================</text:span></text:span></text:p>
      <text:p text:style-name="P16"><text:span text:style-name="Strong_20_Emphasis"><text:span text:style-name="T39">CÓDIGO</text:span></text:span></text:p>
      <text:p text:style-name="P19"><text:span text:style-name="Strong_20_Emphasis"><text:span text:style-name="T13">======================================================================</text:span></text:span></text:p>
      <text:p text:style-name="P18"><text:span text:style-name="T38">#include "pico/stdlib.h"</text:span></text:p>
      <text:p text:style-name="P18"><text:span text:style-name="T37"/></text:p>
      <text:p text:style-name="P3">#define LED_RED_PIN 12</text:p>
      <text:p text:style-name="P3">#define LED_BLUE_PIN 13</text:p>
      <text:p text:style-name="P6"/>
      <text:p text:style-name="P3">#define BUTTON_PIN_5 5</text:p>
      <text:p text:style-name="P3">#define BUTTON_PIN_6 6</text:p>
      <text:p text:style-name="P5"/>
      <text:p text:style-name="P6"/>
      <text:p text:style-name="P3">void blink_led(int speed) {</text:p>
      <text:p text:style-name="P7">    <text:span text:style-name="T15">int delay_time = 500 / speed;</text:span></text:p>
      <text:p text:style-name="P7">   </text:p>
      <text:p text:style-name="P7">        <text:span text:style-name="T15">gpio_put(LED_RED_PIN, 1); </text:span></text:p>
      <text:p text:style-name="P7">        <text:span text:style-name="T15">gpio_put(LED_BLUE_PIN, 0); </text:span></text:p>
      <text:p text:style-name="P7">        <text:span text:style-name="T15">sleep_ms(delay_time);</text:span></text:p>
      <text:p text:style-name="P6"/>
      <text:p text:style-name="P7">        <text:span text:style-name="T15">gpio_put(LED_RED_PIN, 0); </text:span></text:p>
      <text:p text:style-name="P7">        <text:span text:style-name="T15">gpio_put(LED_BLUE_PIN, 1); </text:span></text:p>
      <text:p text:style-name="P7">        <text:span text:style-name="T15">sleep_ms(delay_time);</text:span></text:p>
      <text:p text:style-name="P7">  </text:p>
      <text:p text:style-name="P3">}</text:p>
      <text:p text:style-name="P4"><text:line-break/></text:p>
      <text:p text:style-name="P3">int main() {</text:p>
      <text:p text:style-name="P7">    <text:span text:style-name="T15">gpio_init(BUTTON_PIN_5);</text:span></text:p>
      <text:p text:style-name="P7">    <text:span text:style-name="T15">gpio_set_dir(BUTTON_PIN_5, GPIO_IN);</text:span></text:p>
      <text:p text:style-name="P7">    <text:span text:style-name="T15">gpio_pull_up(BUTTON_PIN_5);</text:span></text:p>
      <text:p text:style-name="P6"/>
      <text:p text:style-name="P7">    <text:span text:style-name="T15">gpio_init(BUTTON_PIN_6);</text:span></text:p>
      <text:p text:style-name="P7">    <text:span text:style-name="T15">gpio_set_dir(BUTTON_PIN_6, GPIO_IN);</text:span></text:p>
      <text:p text:style-name="P7">    <text:span text:style-name="T15">gpio_pull_up(BUTTON_PIN_6);</text:span></text:p>
      <text:p text:style-name="P6"/>
      <text:p text:style-name="P7">    <text:span text:style-name="T15">gpio_init(LED_RED_PIN);</text:span></text:p>
      <text:p text:style-name="P7">    <text:span text:style-name="T15">gpio_set_dir(LED_RED_PIN, GPIO_OUT);</text:span></text:p>
      <text:p text:style-name="P6"/>
      <text:p text:style-name="P7">    <text:span text:style-name="T15">gpio_init(LED_BLUE_PIN);</text:span></text:p>
      <text:p text:style-name="P7">    <text:span text:style-name="T15">gpio_set_dir(LED_BLUE_PIN, GPIO_OUT);</text:span></text:p>
      <text:p text:style-name="P6"/>
      <text:p text:style-name="P7"><text:soft-page-break/>    <text:span text:style-name="T15">while (1) {</text:span></text:p>
      <text:p text:style-name="P7">        <text:span text:style-name="T15">while (gpio_get(BUTTON_PIN_5) == 0) {</text:span></text:p>
      <text:p text:style-name="P7">            <text:span text:style-name="T15">blink_led(1);</text:span></text:p>
      <text:p text:style-name="P7">            <text:span text:style-name="T15">sleep_ms(50);</text:span></text:p>
      <text:p text:style-name="P7">        <text:span text:style-name="T15">}</text:span></text:p>
      <text:p text:style-name="P6"/>
      <text:p text:style-name="P7">        <text:span text:style-name="T15">while (gpio_get(BUTTON_PIN_6) == 0) {</text:span></text:p>
      <text:p text:style-name="P7">            <text:span text:style-name="T15">blink_led(2);</text:span></text:p>
      <text:p text:style-name="P7">            <text:span text:style-name="T15">sleep_ms(50); </text:span></text:p>
      <text:p text:style-name="P7">        <text:span text:style-name="T15">}</text:span></text:p>
      <text:p text:style-name="P7">        <text:span text:style-name="T15">gpio_put(LED_BLUE_PIN, 0);</text:span></text:p>
      <text:p text:style-name="P7">        <text:span text:style-name="T15">gpio_put(LED_RED_PIN, 0);</text:span></text:p>
      <text:p text:style-name="P7">    <text:span text:style-name="T15">}</text:span></text:p>
      <text:p text:style-name="P6"/>
      <text:p text:style-name="P7">    <text:span text:style-name="T15">return 0;</text:span></text:p>
      <text:p text:style-name="P3">}</text:p>
      <text:p text:style-name="P2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3:43:52.657000000</meta:creation-date>
    <dc:date>2025-02-13T13:52:41.547000000</dc:date>
    <meta:editing-duration>PT6M44S</meta:editing-duration>
    <meta:editing-cycles>19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70" meta:word-count="408" meta:character-count="3106" meta:non-whitespace-character-count="2556"/>
  </office:meta>
</office:document-meta>
</file>